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93a1a1" style:font-name="Menlo" fo:font-size="9pt" fo:letter-spacing="normal" fo:font-style="normal" fo:font-weight="normal" officeooo:rsid="001b83cc" officeooo:paragraph-rsid="001b83cc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93a1a1" style:font-name="Menlo" fo:font-size="13pt" fo:letter-spacing="normal" fo:font-style="italic" style:text-underline-style="none" fo:font-weight="normal" officeooo:rsid="0019598a" officeooo:paragraph-rsid="001b83cc" style:font-size-asian="13pt" style:font-style-asian="italic" style:font-size-complex="13pt" style:font-style-complex="italic"/>
    </style:style>
    <style:style style:name="P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/>
    </style:style>
    <style:style style:name="P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1cbcec"/>
    </style:style>
    <style:style style:name="P5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1b83cc"/>
    </style:style>
    <style:style style:name="P6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1f4e3d"/>
    </style:style>
    <style:style style:name="P7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/>
    </style:style>
    <style:style style:name="P8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1cbcec"/>
    </style:style>
    <style:style style:name="P9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19598a"/>
    </style:style>
    <style:style style:name="P10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/>
    </style:style>
    <style:style style:name="P11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 officeooo:paragraph-rsid="002e43ba"/>
    </style:style>
    <style:style style:name="P12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 officeooo:paragraph-rsid="0019598a"/>
    </style:style>
    <style:style style:name="P1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 officeooo:rsid="0019598a" officeooo:paragraph-rsid="001cbcec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 officeooo:rsid="0019598a" officeooo:paragraph-rsid="0019598a"/>
    </style:style>
    <style:style style:name="P15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 officeooo:rsid="001cbcec"/>
    </style:style>
    <style:style style:name="P16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1cbcec" officeooo:paragraph-rsid="001cbcec"/>
    </style:style>
    <style:style style:name="P17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1cbcec" officeooo:paragraph-rsid="001cbcec"/>
    </style:style>
    <style:style style:name="P18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1f4e3d" officeooo:paragraph-rsid="001f4e3d"/>
    </style:style>
    <style:style style:name="P19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1fcf67" officeooo:paragraph-rsid="001fcf67"/>
    </style:style>
    <style:style style:name="P20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229e7b" officeooo:paragraph-rsid="00229e7b"/>
    </style:style>
    <style:style style:name="P21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fo:letter-spacing="normal" officeooo:rsid="00288ce0" officeooo:paragraph-rsid="00288ce0"/>
    </style:style>
    <style:style style:name="P22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text-align="start" style:justify-single-word="false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style:font-name="Menlo" fo:font-size="9pt" fo:letter-spacing="normal" fo:font-style="normal" fo:font-weight="normal" officeooo:rsid="001b83cc" officeooo:paragraph-rsid="001b83cc"/>
    </style:style>
    <style:style style:name="P2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48484c" style:font-name="Menlo" fo:font-size="9pt" fo:letter-spacing="normal" fo:font-style="normal" fo:font-weight="normal"/>
    </style:style>
    <style:style style:name="P2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</style:style>
    <style:style style:name="P25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officeooo:paragraph-rsid="0019598a"/>
    </style:style>
    <style:style style:name="P26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5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paragraph-rsid="001b83cc"/>
    </style:style>
    <style:style style:name="P30" style:family="paragraph" style:parent-style-name="Standard">
      <style:paragraph-properties fo:text-align="start" style:justify-single-word="false"/>
      <style:text-properties officeooo:paragraph-rsid="001cbcec"/>
    </style:style>
    <style:style style:name="P31" style:family="paragraph" style:parent-style-name="Standard">
      <style:paragraph-properties fo:text-align="start" style:justify-single-word="false"/>
      <style:text-properties officeooo:paragraph-rsid="001f4e3d"/>
    </style:style>
    <style:style style:name="P32" style:family="paragraph" style:parent-style-name="Standard">
      <style:paragraph-properties fo:text-align="start" style:justify-single-word="false"/>
      <style:text-properties officeooo:paragraph-rsid="00277030"/>
    </style:style>
    <style:style style:name="P33" style:family="paragraph" style:parent-style-name="Standard">
      <style:paragraph-properties fo:text-align="start" style:justify-single-word="false"/>
      <style:text-properties officeooo:paragraph-rsid="002a176e"/>
    </style:style>
    <style:style style:name="P34" style:family="paragraph" style:parent-style-name="Standard">
      <style:paragraph-properties fo:text-align="start" style:justify-single-word="false"/>
      <style:text-properties officeooo:rsid="0019598a" officeooo:paragraph-rsid="0019598a"/>
    </style:style>
    <style:style style:name="P35" style:family="paragraph" style:parent-style-name="Standard">
      <style:paragraph-properties fo:text-align="start" style:justify-single-word="false"/>
      <style:text-properties officeooo:rsid="0019598a" officeooo:paragraph-rsid="0020b05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9pt" fo:letter-spacing="normal" fo:font-style="normal" fo:font-weight="normal" officeooo:rsid="0019598a" officeooo:paragraph-rsid="0019598a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9pt" fo:letter-spacing="normal" fo:font-style="normal" fo:font-weight="normal" officeooo:rsid="0020b05d" officeooo:paragraph-rsid="0020b05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9pt" fo:letter-spacing="normal" fo:font-style="italic" style:text-underline-style="none" fo:font-weight="normal" officeooo:rsid="001f4e3d" officeooo:paragraph-rsid="0020b05d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14pt" fo:letter-spacing="normal" fo:font-style="normal" fo:font-weight="normal" officeooo:rsid="001832ba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13pt" fo:letter-spacing="normal" fo:font-style="normal" style:text-underline-style="none" fo:font-weight="normal" officeooo:rsid="0019598a" officeooo:paragraph-rsid="001b83cc" style:font-size-asian="13pt" style:font-style-asian="normal" style:font-size-complex="13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13pt" fo:letter-spacing="normal" fo:font-style="italic" style:text-underline-style="none" fo:font-weight="normal" officeooo:rsid="001f4e3d" officeooo:paragraph-rsid="001f4e3d" style:font-size-asian="13pt" style:font-style-asian="italic" style:font-size-complex="13pt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988f5" officeooo:paragraph-rsid="001988f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rsid="001b83cc" officeooo:paragraph-rsid="001b83cc"/>
    </style:style>
    <style:style style:name="P44" style:family="paragraph" style:parent-style-name="Standard">
      <style:paragraph-properties fo:text-align="start" style:justify-single-word="false"/>
      <style:text-properties officeooo:rsid="0020b05d" officeooo:paragraph-rsid="0020b05d"/>
    </style:style>
    <style:style style:name="P45" style:family="paragraph" style:parent-style-name="Standard">
      <style:paragraph-properties fo:text-align="start" style:justify-single-word="false"/>
      <style:text-properties officeooo:rsid="0020b05d" officeooo:paragraph-rsid="00256216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02d62d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2a176e" officeooo:paragraph-rsid="002a176e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4e3d" officeooo:paragraph-rsid="0020b05d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f4e3d" officeooo:paragraph-rsid="0020b05d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rsid="001832ba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988f5" officeooo:paragraph-rsid="001988f5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988f5" officeooo:paragraph-rsid="001b83c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3pt" fo:font-style="italic" style:text-underline-style="none" officeooo:rsid="001832ba" style:font-size-asian="13pt" style:font-style-asian="italic" style:font-size-complex="13pt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size="13pt" fo:font-style="italic" style:text-underline-style="none" officeooo:rsid="0019598a" officeooo:paragraph-rsid="001b83cc" style:font-size-asian="13pt" style:font-style-asian="italic" style:font-size-complex="13pt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9598a" officeooo:paragraph-rsid="001b83cc" style:font-size-asian="13pt" style:font-style-asian="normal" style:font-size-complex="13pt" style:font-style-complex="normal"/>
    </style:style>
    <style:style style:name="P56" style:family="paragraph" style:parent-style-name="Standard">
      <style:paragraph-properties fo:text-align="start" style:justify-single-word="false"/>
      <style:text-properties officeooo:rsid="00229e7b" officeooo:paragraph-rsid="0020b05d"/>
    </style:style>
    <style:style style:name="P57" style:family="paragraph" style:parent-style-name="Standard">
      <style:paragraph-properties fo:text-align="start" style:justify-single-word="false"/>
      <style:text-properties style:text-line-through-style="solid" style:text-line-through-type="single" officeooo:rsid="002bfcda" officeooo:paragraph-rsid="002bfcda"/>
    </style:style>
    <style:style style:name="P58" style:family="paragraph" style:parent-style-name="Preformatted_20_Text">
      <style:paragraph-properties fo:text-align="start" style:justify-single-word="false"/>
      <style:text-properties fo:font-size="9pt" fo:font-style="normal" style:text-underline-style="none" officeooo:rsid="0019598a" officeooo:paragraph-rsid="00314a4c" style:font-size-asian="13pt" style:font-style-asian="italic" style:font-size-complex="13pt" style:font-style-complex="italic"/>
    </style:style>
    <style:style style:name="P59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 officeooo:paragraph-rsid="00314a4c"/>
    </style:style>
    <style:style style:name="P60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333333" fo:letter-spacing="normal"/>
    </style:style>
    <style:style style:name="P61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fo:font-weight="normal"/>
    </style:style>
    <style:style style:name="P62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text-align="start" style:justify-single-word="false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fo:font-variant="normal" fo:text-transform="none" fo:color="#93a1a1" style:font-name="Menlo" fo:font-size="9pt" fo:letter-spacing="normal" fo:font-style="normal" style:text-underline-style="none" fo:font-weight="normal" officeooo:rsid="0019598a" officeooo:paragraph-rsid="00323210" style:font-size-asian="13pt" style:font-style-asian="italic" style:font-size-complex="13pt" style:font-style-complex="italic"/>
    </style:style>
    <style:style style:name="P6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</style:style>
    <style:style style:name="P6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70%" fo:orphans="2" fo:widows="2" fo:background-color="#f7f7f9" fo:padding-left="0.212cm" fo:padding-right="0cm" fo:padding-top="0.212cm" fo:padding-bottom="0.212cm" fo:border-left="0.06pt solid #e1e1e8" fo:border-right="none" fo:border-top="0.06pt solid #e1e1e8" fo:border-bottom="0.06pt solid #e1e1e8"/>
      <style:text-properties officeooo:paragraph-rsid="00323210"/>
    </style:style>
    <style:style style:name="P65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f4e3d" officeooo:paragraph-rsid="0020b05d" style:font-size-asian="12pt" style:font-style-asian="italic" style:font-size-complex="12pt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ize="13pt" fo:font-style="italic" style:text-underline-style="none" officeooo:rsid="0019598a" officeooo:paragraph-rsid="00314a4c" style:font-size-asian="13pt" style:font-style-asian="italic" style:font-size-complex="13pt" style:font-style-complex="italic"/>
    </style:style>
    <style:style style:name="P67" style:family="paragraph" style:parent-style-name="Standard">
      <style:paragraph-properties fo:text-align="start" style:justify-single-word="false"/>
      <style:text-properties officeooo:paragraph-rsid="00314a4c"/>
    </style:style>
    <style:style style:name="P68" style:family="paragraph" style:parent-style-name="Standard">
      <style:paragraph-properties fo:text-align="start" style:justify-single-word="false"/>
      <style:text-properties officeooo:paragraph-rsid="00323210"/>
    </style:style>
    <style:style style:name="P69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988f5" officeooo:paragraph-rsid="00314a4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93a1a1" style:font-name="Menlo" fo:font-size="9pt" fo:letter-spacing="normal" fo:font-style="normal" style:text-underline-style="none" fo:font-weight="normal" officeooo:rsid="0019598a" officeooo:paragraph-rsid="00314a4c" style:font-size-asian="13pt" style:font-style-asian="italic" style:font-size-complex="13pt" style:font-style-complex="italic"/>
    </style:style>
    <style:style style:name="P71" style:family="paragraph" style:parent-style-name="Standard">
      <style:paragraph-properties fo:text-align="start" style:justify-single-word="false"/>
      <style:text-properties officeooo:rsid="00323210" officeooo:paragraph-rsid="0032321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32ba" style:font-size-asian="14pt" style:font-size-complex="14pt"/>
    </style:style>
    <style:style style:name="T3" style:family="text">
      <style:text-properties fo:font-size="14pt" fo:font-style="normal" style:text-underline-style="none" fo:font-weight="bold" officeooo:rsid="001832ba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none" fo:font-weight="bold" officeooo:rsid="001988f5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style:text-underline-style="none" fo:font-weight="bold" officeooo:rsid="001b83cc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style:text-underline-style="none" fo:font-weight="bold" officeooo:rsid="00314a4c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48484c"/>
    </style:style>
    <style:style style:name="T8" style:family="text">
      <style:text-properties fo:color="#48484c" style:font-name="Menlo" fo:font-size="9pt" fo:font-style="normal" fo:font-weight="normal"/>
    </style:style>
    <style:style style:name="T9" style:family="text">
      <style:text-properties fo:color="#48484c" officeooo:rsid="00314a4c"/>
    </style:style>
    <style:style style:name="T10" style:family="text">
      <style:text-properties fo:color="#93a1a1" style:font-name="Menlo" fo:font-size="9pt" fo:font-style="normal" fo:font-weight="normal"/>
    </style:style>
    <style:style style:name="T11" style:family="text">
      <style:text-properties fo:color="#93a1a1" style:font-name="Menlo" fo:font-size="9pt" fo:font-style="normal" fo:font-weight="normal" officeooo:rsid="001cbcec"/>
    </style:style>
    <style:style style:name="T12" style:family="text">
      <style:text-properties fo:color="#dd1144" style:font-name="Menlo" fo:font-size="9pt" fo:font-style="normal" fo:font-weight="normal"/>
    </style:style>
    <style:style style:name="T13" style:family="text">
      <style:text-properties fo:color="#dd1144" style:font-name="Menlo" fo:font-size="9pt" fo:font-style="normal" fo:font-weight="normal" officeooo:rsid="00288ce0"/>
    </style:style>
    <style:style style:name="T14" style:family="text">
      <style:text-properties fo:color="#dd1144" style:font-name="Menlo" fo:font-size="9pt" fo:font-style="normal" fo:font-weight="normal" officeooo:rsid="002a176e"/>
    </style:style>
    <style:style style:name="T15" style:family="text">
      <style:text-properties fo:color="#195f91" style:font-name="Menlo" fo:font-size="9pt" fo:font-style="normal" fo:font-weight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variant="normal" fo:text-transform="none" fo:color="#48484c" style:font-name="Menlo" fo:font-size="9pt" fo:letter-spacing="normal" fo:font-style="normal" fo:font-weight="normal"/>
    </style:style>
    <style:style style:name="T18" style:family="text">
      <style:text-properties fo:font-variant="normal" fo:text-transform="none" fo:color="#48484c" fo:letter-spacing="normal"/>
    </style:style>
    <style:style style:name="T19" style:family="text">
      <style:text-properties fo:font-variant="normal" fo:text-transform="none" fo:color="#dd1144" style:font-name="Menlo" fo:font-size="9pt" fo:letter-spacing="normal" fo:font-style="normal" fo:font-weight="normal"/>
    </style:style>
    <style:style style:name="T20" style:family="text">
      <style:text-properties fo:font-variant="normal" fo:text-transform="none" fo:color="#dd1144" style:font-name="Menlo" fo:font-size="9pt" fo:letter-spacing="normal" fo:font-style="normal" fo:font-weight="normal" officeooo:rsid="001b83cc"/>
    </style:style>
    <style:style style:name="T21" style:family="text">
      <style:text-properties fo:font-variant="normal" fo:text-transform="none" fo:color="#dd1144" style:font-name="Menlo" fo:font-size="9pt" fo:letter-spacing="normal" fo:font-style="normal" style:text-underline-style="none" fo:font-weight="normal" officeooo:rsid="00314a4c" style:font-size-asian="13pt" style:font-style-asian="italic" style:font-size-complex="13pt" style:font-style-complex="italic"/>
    </style:style>
    <style:style style:name="T22" style:family="text">
      <style:text-properties fo:font-variant="normal" fo:text-transform="none" fo:color="#dd1144" style:text-line-through-style="none" style:text-line-through-type="none" style:font-name="Menlo" fo:font-size="9pt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93a1a1" style:font-name="Menlo" fo:font-size="9pt" fo:letter-spacing="normal" fo:font-style="normal" fo:font-weight="normal"/>
    </style:style>
    <style:style style:name="T24" style:family="text">
      <style:text-properties fo:font-variant="normal" fo:text-transform="none" fo:color="#93a1a1" style:font-name="Menlo" fo:font-size="9pt" fo:letter-spacing="normal" fo:font-style="normal" fo:font-weight="normal" officeooo:rsid="00323210"/>
    </style:style>
    <style:style style:name="T25" style:family="text">
      <style:text-properties fo:font-variant="normal" fo:text-transform="none" fo:color="#93a1a1" style:font-name="Menlo" fo:letter-spacing="normal" fo:font-weight="normal"/>
    </style:style>
    <style:style style:name="T26" style:family="text">
      <style:text-properties fo:font-variant="normal" fo:text-transform="none" fo:color="#195f91" style:font-name="Menlo" fo:font-size="9pt" fo:letter-spacing="normal" fo:font-style="normal" fo:font-weight="normal"/>
    </style:style>
    <style:style style:name="T27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28" style:family="text">
      <style:text-properties fo:font-size="13pt" fo:font-style="italic" style:text-underline-style="none" officeooo:rsid="0019598a" style:font-size-asian="13pt" style:font-style-asian="italic" style:font-size-complex="13pt" style:font-style-complex="italic"/>
    </style:style>
    <style:style style:name="T29" style:family="text">
      <style:text-properties fo:font-size="13pt" fo:font-style="italic" style:text-underline-style="none" officeooo:rsid="001832ba" style:font-size-asian="13pt" style:font-style-asian="italic" style:font-size-complex="13pt" style:font-style-complex="italic"/>
    </style:style>
    <style:style style:name="T30" style:family="text">
      <style:text-properties fo:font-size="13pt" fo:font-style="italic" style:text-underline-style="none" officeooo:rsid="001b83cc" style:font-size-asian="13pt" style:font-style-asian="italic" style:font-size-complex="13pt" style:font-style-complex="italic"/>
    </style:style>
    <style:style style:name="T31" style:family="text">
      <style:text-properties fo:font-size="13pt" fo:font-style="italic" style:text-underline-style="none" officeooo:rsid="001cbcec" style:font-size-asian="13pt" style:font-style-asian="italic" style:font-size-complex="13pt" style:font-style-complex="italic"/>
    </style:style>
    <style:style style:name="T32" style:family="text">
      <style:text-properties fo:font-size="13pt" fo:font-style="italic" style:text-underline-style="none" officeooo:rsid="001f4e3d" style:font-size-asian="13pt" style:font-style-asian="italic" style:font-size-complex="13pt" style:font-style-complex="italic"/>
    </style:style>
    <style:style style:name="T33" style:family="text">
      <style:text-properties fo:font-size="13pt" fo:font-style="italic" style:text-underline-style="none" officeooo:rsid="0020b05d" style:font-size-asian="13pt" style:font-style-asian="italic" style:font-size-complex="13pt" style:font-style-complex="italic"/>
    </style:style>
    <style:style style:name="T34" style:family="text">
      <style:text-properties fo:font-size="13pt" fo:font-style="italic" style:text-underline-style="none" officeooo:rsid="00277030" style:font-size-asian="13pt" style:font-style-asian="italic" style:font-size-complex="13pt" style:font-style-complex="italic"/>
    </style:style>
    <style:style style:name="T35" style:family="text">
      <style:text-properties fo:font-size="13pt" fo:font-style="italic" style:text-underline-style="none" officeooo:rsid="00314a4c" style:font-size-asian="13pt" style:font-style-asian="italic" style:font-size-complex="13pt" style:font-style-complex="italic"/>
    </style:style>
    <style:style style:name="T36" style:family="text">
      <style:text-properties fo:font-size="13pt" fo:font-style="italic" style:text-underline-style="none" officeooo:rsid="00323210" style:font-size-asian="13pt" style:font-style-asian="italic" style:font-size-complex="13pt" style:font-style-complex="italic"/>
    </style:style>
    <style:style style:name="T37" style:family="text">
      <style:text-properties fo:font-size="13pt" fo:font-style="italic" style:text-underline-style="none" fo:font-weight="bold" officeooo:rsid="001f4e3d" style:font-size-asian="13pt" style:font-style-asian="italic" style:font-weight-asian="bold" style:font-size-complex="13pt" style:font-style-complex="italic" style:font-weight-complex="bold"/>
    </style:style>
    <style:style style:name="T38" style:family="text">
      <style:text-properties fo:font-size="13pt" fo:font-style="italic" style:font-size-asian="13pt" style:font-style-asian="italic" style:font-size-complex="13pt" style:font-style-complex="italic"/>
    </style:style>
    <style:style style:name="T39" style:family="text">
      <style:text-properties fo:font-size="13pt" fo:font-style="italic" officeooo:rsid="0019598a" style:font-size-asian="13pt" style:font-style-asian="italic" style:font-size-complex="13pt" style:font-style-complex="italic"/>
    </style:style>
    <style:style style:name="T40" style:family="text">
      <style:text-properties fo:font-size="13pt" fo:font-style="italic" officeooo:rsid="001832ba" style:font-size-asian="13pt" style:font-style-asian="italic" style:font-size-complex="13pt" style:font-style-complex="italic"/>
    </style:style>
    <style:style style:name="T41" style:family="text">
      <style:text-properties fo:font-size="13pt" fo:font-style="italic" officeooo:rsid="001b83cc" style:font-size-asian="13pt" style:font-style-asian="italic" style:font-size-complex="13pt" style:font-style-complex="italic"/>
    </style:style>
    <style:style style:name="T42" style:family="text">
      <style:text-properties fo:font-size="13pt" fo:font-style="italic" officeooo:rsid="001cbcec" style:font-size-asian="13pt" style:font-style-asian="italic" style:font-size-complex="13pt" style:font-style-complex="italic"/>
    </style:style>
    <style:style style:name="T43" style:family="text">
      <style:text-properties fo:font-size="13pt" fo:font-style="italic" style:text-underline-style="solid" style:text-underline-width="auto" style:text-underline-color="font-color" officeooo:rsid="0019598a" style:font-size-asian="13pt" style:font-style-asian="italic" style:font-size-complex="13pt" style:font-style-complex="italic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1832ba" style:font-size-asian="16pt" style:font-weight-asian="bold" style:font-size-complex="16pt" style:font-weight-complex="bold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fo:font-style="italic" style:text-underline-style="none" officeooo:rsid="001f4e3d" style:font-style-asian="italic" style:font-style-complex="italic"/>
    </style:style>
    <style:style style:name="T48" style:family="text">
      <style:text-properties fo:color="#000000" fo:font-weight="bold" officeooo:rsid="00229e7b" style:font-weight-asian="bold" style:font-weight-complex="bold"/>
    </style:style>
    <style:style style:name="T49" style:family="text">
      <style:text-properties fo:color="#000000" fo:font-weight="bold" officeooo:rsid="00256216" style:font-weight-asian="bold" style:font-weight-complex="bold"/>
    </style:style>
    <style:style style:name="T50" style:family="text">
      <style:text-properties fo:color="#000000" fo:font-weight="normal" officeooo:rsid="00256216" style:font-weight-asian="normal" style:font-weight-complex="normal"/>
    </style:style>
    <style:style style:name="T51" style:family="text">
      <style:text-properties officeooo:rsid="0020b05d"/>
    </style:style>
    <style:style style:name="T52" style:family="text">
      <style:text-properties officeooo:rsid="00229e7b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0b05d" style:font-weight-asian="bold" style:font-weight-complex="bold"/>
    </style:style>
    <style:style style:name="T55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56" style:family="text">
      <style:text-properties fo:font-size="12pt" fo:font-style="italic" style:text-underline-style="none" officeooo:rsid="002a176e" style:font-size-asian="12pt" style:font-style-asian="italic" style:font-size-complex="12pt" style:font-style-complex="italic"/>
    </style:style>
    <style:style style:name="T57" style:family="text">
      <style:text-properties fo:font-size="12pt" fo:font-style="italic" style:text-underline-style="none" officeooo:rsid="002bfcda" style:font-size-asian="12pt" style:font-style-asian="italic" style:font-size-complex="12pt" style:font-style-complex="italic"/>
    </style:style>
    <style:style style:name="T58" style:family="text">
      <style:text-properties fo:font-size="12pt" fo:font-style="italic" style:text-underline-style="none" officeooo:rsid="002d62d6" style:font-size-asian="12pt" style:font-style-asian="italic" style:font-size-complex="12pt" style:font-style-complex="italic"/>
    </style:style>
    <style:style style:name="T59" style:family="text">
      <style:text-properties officeooo:rsid="003070c4"/>
    </style:style>
    <style:style style:name="T60" style:family="text">
      <style:text-properties style:text-line-through-style="solid" style:text-line-through-type="single" fo:font-size="12pt" fo:font-style="italic" style:text-underline-style="none" officeooo:rsid="002a176e" style:font-size-asian="12pt" style:font-style-asian="italic" style:font-size-complex="12pt" style:font-style-complex="italic"/>
    </style:style>
    <style:style style:name="T61" style:family="text">
      <style:text-properties style:text-line-through-style="solid" style:text-line-through-type="single" fo:font-size="12pt" fo:font-style="italic" style:text-underline-style="none" officeooo:rsid="002bfcda" style:font-size-asian="12pt" style:font-style-asian="italic" style:font-size-complex="12pt" style:font-style-complex="italic"/>
    </style:style>
    <style:style style:name="T62" style:family="text">
      <style:text-properties style:text-line-through-style="solid" style:text-line-through-type="single" fo:font-size="12pt" fo:font-style="italic" style:text-underline-style="none" fo:font-weight="bold" officeooo:rsid="002a176e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style:text-line-through-style="solid" style:text-line-through-type="single" fo:font-size="13pt" fo:font-style="italic" style:text-underline-style="none" officeooo:rsid="001f4e3d" style:font-size-asian="13pt" style:font-style-asian="italic" style:font-size-complex="13pt" style:font-style-complex="italic"/>
    </style:style>
    <style:style style:name="T64" style:family="text">
      <style:text-properties style:text-line-through-style="solid" style:text-line-through-type="single" fo:font-size="13pt" fo:font-style="italic" style:text-underline-style="none" officeooo:rsid="00277030" style:font-size-asian="13pt" style:font-style-asian="italic" style:font-size-complex="13pt" style:font-style-complex="italic"/>
    </style:style>
    <style:style style:name="T65" style:family="text">
      <style:text-properties style:text-line-through-style="solid" style:text-line-through-type="single" fo:font-size="13pt" fo:font-style="italic" style:text-underline-style="none" officeooo:rsid="002d62d6" style:font-size-asian="13pt" style:font-style-asian="italic" style:font-size-complex="13pt" style:font-style-complex="italic"/>
    </style:style>
    <style:style style:name="T66" style:family="text">
      <style:text-properties style:text-line-through-style="solid" style:text-line-through-type="single" fo:font-size="13pt" fo:font-style="italic" style:text-underline-style="none" officeooo:rsid="001cbcec" style:font-size-asian="13pt" style:font-style-asian="italic" style:font-size-complex="13pt" style:font-style-complex="italic"/>
    </style:style>
    <style:style style:name="T67" style:family="text">
      <style:text-properties style:text-line-through-style="solid" style:text-line-through-type="single" style:text-underline-style="none"/>
    </style:style>
    <style:style style:name="T68" style:family="text">
      <style:text-properties fo:color="#629755" style:font-name="JetBrains Mono" fo:font-size="10pt" fo:font-weight="normal" style:font-size-asian="10pt" style:font-weight-asian="normal"/>
    </style:style>
    <style:style style:name="T69" style:family="text">
      <style:text-properties officeooo:rsid="00314a4c"/>
    </style:style>
    <style:style style:name="T70" style:family="text">
      <style:text-properties fo:color="#000080" fo:language="zxx" fo:country="none" style:text-underline-style="solid" style:text-underline-width="auto" style:text-underline-color="font-color" officeooo:rsid="00314a4c" style:language-asian="zxx" style:country-asian="none" style:language-complex="zxx" style:country-complex="none"/>
    </style:style>
    <style:style style:name="T71" style:family="text">
      <style:text-properties fo:color="#000080" fo:font-size="13pt" fo:language="zxx" fo:country="none" fo:font-style="italic" style:text-underline-style="solid" style:text-underline-width="auto" style:text-underline-color="font-color" officeooo:rsid="00314a4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72" style:family="text">
      <style:text-properties officeooo:rsid="001b83cc"/>
    </style:style>
    <style:style style:name="T73" style:family="text">
      <style:text-properties officeooo:rsid="001cbcec"/>
    </style:style>
    <style:style style:name="T74" style:family="text">
      <style:text-properties officeooo:rsid="001f4e3d"/>
    </style:style>
    <style:style style:name="T75" style:family="text">
      <style:text-properties officeooo:rsid="00323210"/>
    </style:style>
    <style:style style:name="T76" style:family="text">
      <style:text-properties officeooo:rsid="00277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4">Описание работы </text:span><text:span text:style-name="T45">API опросника.</text:span></text:p>
      <text:p text:style-name="P50"/>
      <text:p text:style-name="P42"><text:span text:style-name="T2">Р</text:span><text:span text:style-name="T1">аздел «Answers»:</text:span></text:p>
      <text:p text:style-name="P51"/>
      <text:p text:style-name="P28"><text:span text:style-name="T28">GET: </text:span><text:span text:style-name="T29"><text:s/></text:span><text:a xlink:type="simple" xlink:href="http://localhost:8000/api/v1/answers/" text:style-name="Internet_20_link" text:visited-style-name="Visited_20_Internet_20_Link">http://localhost:8000/api/v1/answers/</text:a><text:span text:style-name="T29"> <text:s text:c="2"/>- </text:span><text:span text:style-name="T30">список ответов</text:span></text:p>
      <text:p text:style-name="P53"/>
      <text:p text:style-name="P16">[</text:p>
      <text:p text:style-name="P8"><text:span text:style-name="T7"><text:s text:c="4"/></text:span><text:span text:style-name="T10">{</text:span></text:p>
      <text:p text:style-name="P7"><text:span text:style-name="T7"><text:s text:c="8"/></text:span><text:span text:style-name="T12">"id"</text:span><text:span text:style-name="T10">:</text:span><text:span text:style-name="T8"> </text:span><text:span text:style-name="T15">1</text:span><text:span text:style-name="T10">,</text:span></text:p>
      <text:p text:style-name="P26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1/" text:style-name="Internet_20_link" text:visited-style-name="Visited_20_Internet_20_Link"><text:span text:style-name="T22">http://localhost:8000/api/v1/answers/1/</text:span></text:a><text:span text:style-name="T19">"</text:span><text:span text:style-name="T23">,</text:span></text:p>
      <text:p text:style-name="P7"><text:span text:style-name="T7"><text:s text:c="8"/></text:span><text:span text:style-name="T12">"answer"</text:span><text:span text:style-name="T10">:</text:span><text:span text:style-name="T8"> </text:span><text:span text:style-name="T12">"Да"</text:span></text:p>
      <text:p text:style-name="P7"><text:span text:style-name="T7"><text:s text:c="4"/></text:span><text:span text:style-name="T10">},</text:span></text:p>
      <text:p text:style-name="P7"><text:span text:style-name="T7"><text:s text:c="4"/></text:span><text:span text:style-name="T10">{</text:span></text:p>
      <text:p text:style-name="P7"><text:span text:style-name="T7"><text:s text:c="8"/></text:span><text:span text:style-name="T12">"id"</text:span><text:span text:style-name="T10">:</text:span><text:span text:style-name="T8"> </text:span><text:span text:style-name="T15">2</text:span><text:span text:style-name="T10">,</text:span></text:p>
      <text:p text:style-name="P26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2/" text:style-name="Internet_20_link" text:visited-style-name="Visited_20_Internet_20_Link"><text:span text:style-name="T22">http://localhost:8000/api/v1/answers/2/</text:span></text:a><text:span text:style-name="T19">"</text:span><text:span text:style-name="T23">,</text:span></text:p>
      <text:p text:style-name="P7"><text:span text:style-name="T7"><text:s text:c="8"/></text:span><text:span text:style-name="T12">"answer"</text:span><text:span text:style-name="T10">:</text:span><text:span text:style-name="T8"> </text:span><text:span text:style-name="T12">"Нет"</text:span></text:p>
      <text:p text:style-name="P9"><text:span text:style-name="T7"><text:s text:c="4"/></text:span><text:span text:style-name="T10">},</text:span></text:p>
      <text:p text:style-name="P12"><text:tab/>. . . </text:p>
      <text:p text:style-name="P12"><text:tab/>. . .</text:p>
      <text:p text:style-name="P13">]</text:p>
      <text:p text:style-name="P28"><text:span text:style-name="T39">GET: <text:s/></text:span><text:a xlink:type="simple" xlink:href="http://localhost:8000/api/v1/answers/22/" text:style-name="Internet_20_link" text:visited-style-name="Visited_20_Internet_20_Link"><text:span text:style-name="T40">http://localhost:8000/api/v1/answers/22/</text:span></text:a><text:span text:style-name="T40"> <text:s text:c="2"/>- </text:span><text:span text:style-name="T41">один ответ</text:span></text:p>
      <text:p text:style-name="P39"/>
      <text:p text:style-name="P17">{</text:p>
      <text:p text:style-name="P4"><text:span text:style-name="T7"><text:s text:c="4"/></text:span><text:span text:style-name="T12">"id"</text:span><text:span text:style-name="T10">:</text:span><text:span text:style-name="T8"> </text:span><text:span text:style-name="T15">22</text:span><text:span text:style-name="T10">,</text:span></text:p>
      <text:p text:style-name="P24"><text:span text:style-name="T18"><text:s text:c="4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22/" text:style-name="Internet_20_link" text:visited-style-name="Visited_20_Internet_20_Link"><text:span text:style-name="T22">http://localhost:8000/api/v1/answers/22/</text:span></text:a><text:span text:style-name="T19">"</text:span><text:span text:style-name="T23">,</text:span></text:p>
      <text:p text:style-name="P3"><text:span text:style-name="T7"><text:s text:c="4"/></text:span><text:span text:style-name="T12">"answer"</text:span><text:span text:style-name="T10">:</text:span><text:span text:style-name="T8"> </text:span><text:span text:style-name="T12">"Ответ 22"</text:span></text:p>
      <text:p text:style-name="P10">}</text:p>
      <text:p text:style-name="P34"><text:span text:style-name="T38">PUT, PATCH: <text:s/></text:span><text:a xlink:type="simple" xlink:href="http://localhost:8000/api/v1/answers/22/" text:style-name="Internet_20_link" text:visited-style-name="Visited_20_Internet_20_Link"><text:span text:style-name="T38">http://localhost:8000/api/v1/answers/22/</text:span></text:a><text:span text:style-name="T38"> <text:s/>- </text:span><text:span text:style-name="T41">редактирование ответа</text:span></text:p>
      <text:p text:style-name="P36"/>
      <text:p text:style-name="P14">{</text:p>
      <text:p text:style-name="P25"><text:span text:style-name="T18"><text:s text:c="4"/></text:span><text:span text:style-name="T19">"answer"</text:span><text:span text:style-name="T23">:</text:span><text:span text:style-name="T17"> </text:span><text:span text:style-name="T19">"Ответ Новый </text:span><text:span text:style-name="T20">PUT, PATCH</text:span><text:span text:style-name="T19">"</text:span></text:p>
      <text:p text:style-name="P10">}</text:p>
      <text:p text:style-name="P35">Достаточно только «answer».</text:p>
      <text:p text:style-name="P35"><text:span text:style-name="T16">«id»</text:span> - берется со строки <text:span text:style-name="T51">(URL) </text:span>запроса <text:span text:style-name="T51">(id=22)</text:span>.</text:p>
      <text:p text:style-name="P35"><text:span text:style-name="T16">«url»</text:span> - не обязательно <text:span text:style-name="T33">(неизменяемый-его нельзя изменить)</text:span><text:span text:style-name="T32">.</text:span> <text:s/></text:p>
      <text:p text:style-name="P34"/>
      <text:p text:style-name="P43"><text:span text:style-name="T38">POST: </text:span><text:a xlink:type="simple" xlink:href="http://localhost:8000/api/v1/answers/" text:style-name="Internet_20_link" text:visited-style-name="Visited_20_Internet_20_Link"><text:span text:style-name="T38">http://localhost:8000/api/v1/answers/</text:span></text:a><text:span text:style-name="T38"> <text:s/>- добавление ответа </text:span><text:span text:style-name="T42">(новый «id»)</text:span></text:p>
      <text:p text:style-name="P43"/>
      <text:p text:style-name="P1"/>
      <text:p text:style-name="P22">{</text:p>
      <text:p text:style-name="P5"><text:span text:style-name="T7"><text:s text:c="4"/></text:span><text:span text:style-name="T12">"answer"</text:span><text:span text:style-name="T10">:</text:span><text:span text:style-name="T8"> </text:span><text:span text:style-name="T12">"Новый ответ методом POST"</text:span></text:p>
      <text:p text:style-name="P10">}</text:p>
      <text:p text:style-name="P43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29"><text:span text:style-name="T3">Р</text:span><text:span text:style-name="T4">аздел «</text:span><text:span text:style-name="T5">Questions</text:span><text:span text:style-name="T4">»:</text:span></text:p>
      <text:p text:style-name="P52"/>
      <text:p text:style-name="P30"><text:span text:style-name="T28">GET: <text:s/></text:span><text:a xlink:type="simple" xlink:href="http://localhost:8000/api/v1/questions/" text:style-name="Internet_20_link" text:visited-style-name="Visited_20_Internet_20_Link">http://localhost:8000/api/v1/questions/</text:a><text:span text:style-name="T28"> <text:s/>- </text:span><text:span text:style-name="T30">список </text:span><text:span text:style-name="T31">вопросов</text:span></text:p>
      <text:p text:style-name="P54"/>
      <text:p text:style-name="P2"/>
      <text:p text:style-name="P23">[</text:p>
      <text:p text:style-name="P3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1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questions/1/" text:style-name="Internet_20_link" text:visited-style-name="Visited_20_Internet_20_Link"><text:span text:style-name="T22">http://localhost:8000/api/v1/questions/1/</text:span></text:a><text:span text:style-name="T19">"</text:span><text:span text:style-name="T23">,</text:span></text:p>
      <text:p text:style-name="P3"><text:span text:style-name="T7"><text:s text:c="8"/></text:span><text:span text:style-name="T12">"question_text"</text:span><text:span text:style-name="T10">:</text:span><text:span text:style-name="T8"> </text:span><text:span text:style-name="T12">"Ваше имя?"</text:span><text:span text:style-name="T10">,</text:span></text:p>
      <text:p text:style-name="P3"><text:span text:style-name="T7"><text:s text:c="8"/></text:span><text:span text:style-name="T12">"type_answer"</text:span><text:span text:style-name="T10">:</text:span><text:span text:style-name="T8"> </text:span><text:span text:style-name="T12">"0"</text:span><text:span text:style-name="T10">,</text:span></text:p>
      <text:p text:style-name="P3"><text:span text:style-name="T7"><text:s text:c="8"/></text:span><text:span text:style-name="T12">"answers"</text:span><text:span text:style-name="T10">:</text:span><text:span text:style-name="T8"> </text:span><text:span text:style-name="T10">[]</text:span></text:p>
      <text:p text:style-name="P3"><text:span text:style-name="T7"><text:s text:c="4"/></text:span><text:span text:style-name="T10">},</text:span></text:p>
      <text:p text:style-name="P3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2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questions/2/" text:style-name="Internet_20_link" text:visited-style-name="Visited_20_Internet_20_Link"><text:span text:style-name="T22">http://localhost:8000/api/v1/questions/2/</text:span></text:a><text:span text:style-name="T19">"</text:span><text:span text:style-name="T23">,</text:span></text:p>
      <text:p text:style-name="P3"><text:span text:style-name="T7"><text:s text:c="8"/></text:span><text:span text:style-name="T12">"question_text"</text:span><text:span text:style-name="T10">:</text:span><text:span text:style-name="T8"> </text:span><text:span text:style-name="T12">"Ваш возраст?"</text:span><text:span text:style-name="T10">,</text:span></text:p>
      <text:p text:style-name="P3"><text:span text:style-name="T7"><text:s text:c="8"/></text:span><text:span text:style-name="T12">"type_answer"</text:span><text:span text:style-name="T10">:</text:span><text:span text:style-name="T8"> </text:span><text:span text:style-name="T12">"0"</text:span><text:span text:style-name="T10">,</text:span></text:p>
      <text:p text:style-name="P3"><text:span text:style-name="T7"><text:s text:c="8"/></text:span><text:span text:style-name="T12">"answers"</text:span><text:span text:style-name="T10">:</text:span><text:span text:style-name="T8"> </text:span><text:span text:style-name="T10">[]</text:span></text:p>
      <text:p text:style-name="P3"><text:span text:style-name="T7"><text:s text:c="4"/></text:span><text:span text:style-name="T10">},</text:span></text:p>
      <text:p text:style-name="P3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3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questions/3/" text:style-name="Internet_20_link" text:visited-style-name="Visited_20_Internet_20_Link"><text:span text:style-name="T22">http://localhost:8000/api/v1/questions/3/</text:span></text:a><text:span text:style-name="T19">"</text:span><text:span text:style-name="T23">,</text:span></text:p>
      <text:p text:style-name="P3"><text:span text:style-name="T7"><text:s text:c="8"/></text:span><text:span text:style-name="T12">"question_text"</text:span><text:span text:style-name="T10">:</text:span><text:span text:style-name="T8"> </text:span><text:span text:style-name="T12">"Ваш пол?"</text:span><text:span text:style-name="T10">,</text:span></text:p>
      <text:p text:style-name="P3"><text:span text:style-name="T7"><text:s text:c="8"/></text:span><text:span text:style-name="T12">"type_answer"</text:span><text:span text:style-name="T10">:</text:span><text:span text:style-name="T8"> </text:span><text:span text:style-name="T12">"1"</text:span><text:span text:style-name="T10">,</text:span></text:p>
      <text:p text:style-name="P3"><text:span text:style-name="T7"><text:s text:c="8"/></text:span><text:span text:style-name="T12">"answers"</text:span><text:span text:style-name="T10">:</text:span><text:span text:style-name="T8"> </text:span><text:span text:style-name="T10">[</text:span></text:p>
      <text:p text:style-name="P3"><text:span text:style-name="T7"><text:s text:c="12"/></text:span><text:span text:style-name="T10">{</text:span></text:p>
      <text:p text:style-name="P3"><text:span text:style-name="T7"><text:s text:c="16"/></text:span><text:span text:style-name="T12">"id"</text:span><text:span text:style-name="T10">:</text:span><text:span text:style-name="T8"> </text:span><text:span text:style-name="T15">3</text:span><text:span text:style-name="T10">,</text:span></text:p>
      <text:p text:style-name="P24"><text:span text:style-name="T18"><text:s text:c="16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3/" text:style-name="Internet_20_link" text:visited-style-name="Visited_20_Internet_20_Link"><text:span text:style-name="T22">http://localhost:8000/api/v1/answers/3/</text:span></text:a><text:span text:style-name="T19">"</text:span><text:span text:style-name="T23">,</text:span></text:p>
      <text:p text:style-name="P3"><text:span text:style-name="T7"><text:s text:c="16"/></text:span><text:span text:style-name="T12">"answer"</text:span><text:span text:style-name="T10">:</text:span><text:span text:style-name="T8"> </text:span><text:span text:style-name="T12">"Муж."</text:span></text:p>
      <text:p text:style-name="P3"><text:span text:style-name="T7"><text:s text:c="12"/></text:span><text:span text:style-name="T10">},</text:span></text:p>
      <text:p text:style-name="P3"><text:span text:style-name="T7"><text:s text:c="12"/></text:span><text:span text:style-name="T10">{</text:span></text:p>
      <text:p text:style-name="P3"><text:span text:style-name="T7"><text:s text:c="16"/></text:span><text:span text:style-name="T12">"id"</text:span><text:span text:style-name="T10">:</text:span><text:span text:style-name="T8"> </text:span><text:span text:style-name="T15">4</text:span><text:span text:style-name="T10">,</text:span></text:p>
      <text:p text:style-name="P24"><text:span text:style-name="T18"><text:s text:c="16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4/" text:style-name="Internet_20_link" text:visited-style-name="Visited_20_Internet_20_Link"><text:span text:style-name="T22">http://localhost:8000/api/v1/answers/4/</text:span></text:a><text:span text:style-name="T19">"</text:span><text:span text:style-name="T23">,</text:span></text:p>
      <text:p text:style-name="P3"><text:span text:style-name="T7"><text:s text:c="16"/></text:span><text:span text:style-name="T12">"answer"</text:span><text:span text:style-name="T10">:</text:span><text:span text:style-name="T8"> </text:span><text:span text:style-name="T12">"Жен."</text:span></text:p>
      <text:p text:style-name="P3"><text:span text:style-name="T7"><text:s text:c="12"/></text:span><text:span text:style-name="T10">}</text:span></text:p>
      <text:p text:style-name="P3"><text:span text:style-name="T7"><text:s text:c="8"/></text:span><text:span text:style-name="T10">]</text:span></text:p>
      <text:p text:style-name="P3"><text:span text:style-name="T7"><text:s text:c="4"/></text:span><text:span text:style-name="T10">},</text:span></text:p>
      <text:p text:style-name="P3"><text:span text:style-name="T10"><text:tab/></text:span><text:span text:style-name="T11">. . .</text:span></text:p>
      <text:p text:style-name="P15"><text:tab/>. . .</text:p>
      <text:p text:style-name="P15">]</text:p>
      <text:p text:style-name="P31"><text:span text:style-name="T28">GET: <text:s/></text:span><text:a xlink:type="simple" xlink:href="http://localhost:8000/api/v1/questions/23/" text:style-name="Internet_20_link" text:visited-style-name="Visited_20_Internet_20_Link">http://localhost:8000/api/v1/questions/23/</text:a><text:span text:style-name="T29"> <text:s text:c="2"/>- </text:span><text:span text:style-name="T30">один </text:span><text:span text:style-name="T32">вопрос</text:span></text:p>
      <text:p text:style-name="P40"/>
      <text:p text:style-name="P18">{</text:p>
      <text:p text:style-name="P6"><text:span text:style-name="T7"><text:s text:c="4"/></text:span><text:span text:style-name="T12">"id"</text:span><text:span text:style-name="T10">:</text:span><text:span text:style-name="T8"> </text:span><text:span text:style-name="T15">23</text:span><text:span text:style-name="T10">,</text:span></text:p>
      <text:p text:style-name="P24"><text:span text:style-name="T18"><text:s text:c="4"/></text:span><text:span text:style-name="T19">"url"</text:span><text:span text:style-name="T23">:</text:span><text:span text:style-name="T17"> </text:span><text:span text:style-name="T19">"</text:span><text:a xlink:type="simple" xlink:href="http://localhost:8000/api/v1/questions/23/" text:style-name="Internet_20_link" text:visited-style-name="Visited_20_Internet_20_Link"><text:span text:style-name="T22">http://localhost:8000/api/v1/questions/23/</text:span></text:a><text:span text:style-name="T19">"</text:span><text:span text:style-name="T23">,</text:span></text:p>
      <text:p text:style-name="P3"><text:soft-page-break/><text:span text:style-name="T7"><text:s text:c="4"/></text:span><text:span text:style-name="T12">"question_text"</text:span><text:span text:style-name="T10">:</text:span><text:span text:style-name="T8"> </text:span><text:span text:style-name="T12">"Вопрос номер 23"</text:span><text:span text:style-name="T10">,</text:span></text:p>
      <text:p text:style-name="P3"><text:span text:style-name="T7"><text:s text:c="4"/></text:span><text:span text:style-name="T12">"type_answer"</text:span><text:span text:style-name="T10">:</text:span><text:span text:style-name="T8"> </text:span><text:span text:style-name="T12">"1"</text:span><text:span text:style-name="T10">,</text:span></text:p>
      <text:p text:style-name="P3"><text:span text:style-name="T7"><text:s text:c="4"/></text:span><text:span text:style-name="T12">"answer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25</text:span><text:span text:style-name="T10">,</text:span></text:p>
      <text:p text:style-name="P24"><text:span text:style-name="T18"><text:s text:c="12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25/" text:style-name="Internet_20_link" text:visited-style-name="Visited_20_Internet_20_Link"><text:span text:style-name="T22">http://localhost:8000/api/v1/answers/25/</text:span></text:a><text:span text:style-name="T19">"</text:span><text:span text:style-name="T23">,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Что то там"</text:span></text:p>
      <text:p text:style-name="P3"><text:span text:style-name="T7"><text:s text:c="8"/></text:span><text:span text:style-name="T10">},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26</text:span><text:span text:style-name="T10">,</text:span></text:p>
      <text:p text:style-name="P24"><text:span text:style-name="T18"><text:s text:c="12"/></text:span><text:span text:style-name="T19">"url"</text:span><text:span text:style-name="T23">:</text:span><text:span text:style-name="T17"> </text:span><text:span text:style-name="T19">"</text:span><text:a xlink:type="simple" xlink:href="http://localhost:8000/api/v1/answers/26/" text:style-name="Internet_20_link" text:visited-style-name="Visited_20_Internet_20_Link"><text:span text:style-name="T22">http://localhost:8000/api/v1/answers/26/</text:span></text:a><text:span text:style-name="T19">"</text:span><text:span text:style-name="T23">,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Ответ номер 26"</text:span></text:p>
      <text:p text:style-name="P3"><text:span text:style-name="T7"><text:s text:c="8"/></text:span><text:span text:style-name="T10">}</text:span></text:p>
      <text:p text:style-name="P3"><text:span text:style-name="T7"><text:s text:c="4"/></text:span><text:span text:style-name="T10">]</text:span></text:p>
      <text:p text:style-name="P10">}</text:p>
      <text:p text:style-name="P55"/>
      <text:p text:style-name="P31"><text:span text:style-name="T28">PUT, PATCH: <text:s/></text:span><text:a xlink:type="simple" xlink:href="http://localhost:8000/api/v1/questions/23/" text:style-name="Internet_20_link" text:visited-style-name="Visited_20_Internet_20_Link">http://localhost:8000/api/v1/questions/23/</text:a><text:span text:style-name="T28"> - </text:span><text:span text:style-name="T30">редактирование </text:span><text:span text:style-name="T32">вопроса</text:span></text:p>
      <text:p text:style-name="P41"/>
      <text:p text:style-name="P19">{</text:p>
      <text:p text:style-name="P3"><text:span text:style-name="T7"><text:s text:c="4"/></text:span><text:span text:style-name="T12">"question_text"</text:span><text:span text:style-name="T10">:</text:span><text:span text:style-name="T8"> </text:span><text:span text:style-name="T12">"Вопрос номер 23 меняем сам вопрос в PUT-PATCH"</text:span><text:span text:style-name="T10">,</text:span></text:p>
      <text:p text:style-name="P3"><text:span text:style-name="T7"><text:s text:c="4"/></text:span><text:span text:style-name="T12">"type_answer"</text:span><text:span text:style-name="T10">:</text:span><text:span text:style-name="T8"> </text:span><text:span text:style-name="T12">"1"</text:span><text:span text:style-name="T10">,</text:span></text:p>
      <text:p text:style-name="P3"><text:span text:style-name="T7"><text:s text:c="4"/></text:span><text:span text:style-name="T12">"answer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0">{</text:span></text:p>
      <text:p text:style-name="P24"><text:span text:style-name="T18"><text:s text:c="12"/></text:span><text:span text:style-name="T19">"id"</text:span><text:span text:style-name="T23">:</text:span><text:span text:style-name="T17"> </text:span><text:span text:style-name="T26">25</text:span><text:span text:style-name="T23">,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Что то там было , меняем в PUT-PATCH запросе редактирования вопроса"</text:span></text:p>
      <text:p text:style-name="P3"><text:span text:style-name="T7"><text:s text:c="8"/></text:span><text:span text:style-name="T10">},</text:span></text:p>
      <text:p text:style-name="P24"><text:span text:style-name="T18"><text:s text:c="8"/></text:span><text:span text:style-name="T23">{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Формирование нового ответа в вопросе"</text:span></text:p>
      <text:p text:style-name="P3"><text:span text:style-name="T7"><text:s text:c="8"/></text:span><text:span text:style-name="T10">}</text:span></text:p>
      <text:p text:style-name="P3"><text:span text:style-name="T7"><text:s text:c="4"/></text:span><text:span text:style-name="T10">]</text:span></text:p>
      <text:p text:style-name="P10">}</text:p>
      <text:p text:style-name="P35"><text:span text:style-name="T53">«id» </text:span><text:span text:style-name="T54">вопроса</text:span> - берется со строки <text:span text:style-name="T51">(URL) </text:span>запроса <text:span text:style-name="T51">(id=23)</text:span>.</text:p>
      <text:p text:style-name="P35"><text:span text:style-name="T37">«url»</text:span><text:span text:style-name="T32"> - не обязательно </text:span><text:span text:style-name="T33">(неизменяемый-его нельзя изменить)</text:span><text:span text:style-name="T32">. <text:s/></text:span></text:p>
      <text:p text:style-name="P44"><text:span text:style-name="T53">«question_text»</text:span> - редактируем.</text:p>
      <text:p text:style-name="P44"><text:span text:style-name="T53">«type_answer»</text:span> - можно <text:span text:style-name="T52">параметр </text:span>пропустить. если не указывать останется прежним <text:span text:style-name="T59">(по умолчанию «0»)</text:span>.</text:p>
      <text:p text:style-name="P56"><text:s text:c="8"/>Принимаемые значения:</text:p>
      <text:p text:style-name="P44"><text:tab/>«<text:span text:style-name="T52">0» - свой ответ, тогда </text:span><text:span text:style-name="T48">«answers»</text:span><text:span text:style-name="T52"> - должен быть пустым списком. Пример запроса:</text:span></text:p>
      <text:p text:style-name="P37"/>
      <text:p text:style-name="P20">{</text:p>
      <text:p text:style-name="P3"><text:span text:style-name="T7"><text:s text:c="4"/></text:span><text:span text:style-name="T12">"question_text"</text:span><text:span text:style-name="T10">:</text:span><text:span text:style-name="T8"> </text:span><text:span text:style-name="T12">"Вопрос номер 23 меняем сам вопрос в PUT-PATCH"</text:span><text:span text:style-name="T10">,</text:span></text:p>
      <text:p text:style-name="P3"><text:span text:style-name="T7"><text:s text:c="4"/></text:span><text:span text:style-name="T12">"type_answer"</text:span><text:span text:style-name="T10">:</text:span><text:span text:style-name="T8"> </text:span><text:span text:style-name="T12">"0"</text:span><text:span text:style-name="T10">,</text:span></text:p>
      <text:p text:style-name="P3"><text:span text:style-name="T7"><text:s text:c="4"/></text:span><text:span text:style-name="T12">"answers"</text:span><text:span text:style-name="T10">:</text:span><text:span text:style-name="T8"> </text:span><text:span text:style-name="T10">[]</text:span></text:p>
      <text:p text:style-name="P10">}</text:p>
      <text:p text:style-name="P44"/>
      <text:p text:style-name="P44"><text:tab/>«<text:span text:style-name="T52">1</text:span>» - <text:span text:style-name="T52">выбор одного ответа из списка представленных ответов.</text:span></text:p>
      <text:p text:style-name="P44"><text:tab/>«<text:span text:style-name="T52">2</text:span>» - <text:span text:style-name="T52">выбор нескольких ответов из представленных.</text:span></text:p>
      <text:p text:style-name="P44"/>
      <text:p text:style-name="P45"><text:soft-page-break/><text:span text:style-name="T48">«answers» - </text:span><text:span text:style-name="T50">список</text:span><text:span text:style-name="T49"> </text:span><text:span text:style-name="T50">ответов из словарей. Если в словаре указан </text:span><text:span text:style-name="T49">«id» ответа</text:span><text:span text:style-name="T50">, то меняется сам ответ под этим id. Если в словаре только ответ </text:span><text:span text:style-name="T49">«answer»</text:span><text:span text:style-name="T50">, то формируется новый ответ в таблице ответов.</text:span></text:p>
      <text:p text:style-name="P48"/>
      <text:p text:style-name="P32"><text:span text:style-name="T32">POST: <text:s/></text:span><text:a xlink:type="simple" xlink:href="http://localhost:8000/api/v1/questions/" text:style-name="Internet_20_link" text:visited-style-name="Visited_20_Internet_20_Link">http://localhost:8000/api/v1/questions/</text:a><text:span text:style-name="T32"> <text:s/>- добавление </text:span><text:span text:style-name="T34">вопроса</text:span><text:span text:style-name="T32"> </text:span><text:span text:style-name="T31">(новый «id»)</text:span></text:p>
      <text:p text:style-name="P38"/>
      <text:p text:style-name="P21">{</text:p>
      <text:p text:style-name="P3"><text:span text:style-name="T7"><text:s text:c="4"/></text:span><text:span text:style-name="T12">"question_text"</text:span><text:span text:style-name="T10">:</text:span><text:span text:style-name="T8"> </text:span><text:span text:style-name="T12">"Новый запрос </text:span><text:span text:style-name="T13">вопроса</text:span><text:span text:style-name="T12"> методом POST"</text:span><text:span text:style-name="T10">,</text:span></text:p>
      <text:p text:style-name="P3"><text:span text:style-name="T7"><text:s text:c="4"/></text:span><text:span text:style-name="T12">"type_answer"</text:span><text:span text:style-name="T10">:</text:span><text:span text:style-name="T8"> </text:span><text:span text:style-name="T12">"1"</text:span><text:span text:style-name="T10">,</text:span></text:p>
      <text:p text:style-name="P3"><text:span text:style-name="T7"><text:s text:c="4"/></text:span><text:span text:style-name="T12">"answer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0">{</text:span></text:p>
      <text:p text:style-name="P24"><text:span text:style-name="T18"><text:s text:c="12"/></text:span><text:span text:style-name="T19">"id"</text:span><text:span text:style-name="T23">:</text:span><text:span text:style-name="T17"> </text:span><text:span text:style-name="T26">25</text:span><text:span text:style-name="T23">,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Добавление ответа </text:span><text:span text:style-name="T14">в вопрос </text:span><text:span text:style-name="T12">с его редактированием"</text:span></text:p>
      <text:p text:style-name="P3"><text:span text:style-name="T7"><text:s text:c="8"/></text:span><text:span text:style-name="T10">},</text:span></text:p>
      <text:p text:style-name="P24"><text:span text:style-name="T18"><text:s text:c="8"/></text:span><text:span text:style-name="T23">{</text:span></text:p>
      <text:p text:style-name="P3"><text:span text:style-name="T7"><text:s text:c="12"/></text:span><text:span text:style-name="T12">"answer"</text:span><text:span text:style-name="T10">:</text:span><text:span text:style-name="T8"> </text:span><text:span text:style-name="T12">"Формирование нового ответа в вопросе"</text:span></text:p>
      <text:p text:style-name="P3"><text:span text:style-name="T7"><text:s text:c="8"/></text:span><text:span text:style-name="T10">}</text:span></text:p>
      <text:p text:style-name="P3"><text:span text:style-name="T7"><text:s text:c="4"/></text:span><text:span text:style-name="T10">]</text:span></text:p>
      <text:p text:style-name="P10">}</text:p>
      <text:p text:style-name="P47"><text:span text:style-name="T47">Ф</text:span><text:span text:style-name="T46">ормирование полей по аналогии с PUT-PATCH запросом. </text:span></text:p>
      <text:p text:style-name="P33"><text:span text:style-name="T56">Один момент. </text:span><text:span text:style-name="T60">Если надо добавить существуюший ответ в вопросе без его редактирования, то необходимо вводить</text:span><text:span text:style-name="T62"> «id» вопроса</text:span><text:span text:style-name="T60"> и сам ответ </text:span><text:span text:style-name="T62">«answer»</text:span><text:span text:style-name="T60"> без изменений. </text:span><text:span text:style-name="T61">Просто указать id {«id»: 25}, {..}, … - не получиться.</text:span></text:p>
      <text:p text:style-name="P57"><text:span text:style-name="T57">Д</text:span><text:span text:style-name="T55">ля такого случая, т.е когда есть список готовых ответов , использовать метода POST на другой URL: http://localhost:8000/api/v1/</text:span><text:span text:style-name="T58">question_to_list_answers</text:span><text:span text:style-name="T55">/</text:span></text:p>
      <text:p text:style-name="P49"/>
      <text:p text:style-name="P46"><text:span text:style-name="T63">POST: <text:s/></text:span><text:a xlink:type="simple" xlink:href="http://localhost:8000/api/v1/question_to_list_answers/" text:style-name="Internet_20_link" text:visited-style-name="Visited_20_Internet_20_Link"><text:span text:style-name="T67">http://localhost:8000/api/v1/question_to_list_answers/</text:span></text:a><text:span text:style-name="T63"> <text:s/>- добавление </text:span><text:span text:style-name="T64">вопроса </text:span><text:span text:style-name="T65">c перечислением ответов</text:span><text:span text:style-name="T66">.</text:span></text:p>
      <text:p text:style-name="P38"/>
      <text:p text:style-name="P11">{</text:p>
      <text:p text:style-name="P11"><text:s text:c="4"/>"question_text": "14 Новый вопрос для теста ",</text:p>
      <text:p text:style-name="P11"><text:s text:c="4"/>"type_answer": "1",</text:p>
      <text:p text:style-name="P11"><text:s text:c="4"/>"answers": [</text:p>
      <text:p text:style-name="P11"><text:s text:c="8"/>{</text:p>
      <text:p text:style-name="P11"><text:s text:c="12"/>"id": 13,</text:p>
      <text:p text:style-name="P11"><text:s text:c="12"/>"answer": "Медведев"</text:p>
      <text:p text:style-name="P11"><text:s text:c="8"/>},</text:p>
      <text:p text:style-name="P11"><text:s text:c="8"/>{</text:p>
      <text:p text:style-name="P11"><text:s text:c="12"/>"id": 14,</text:p>
      <text:p text:style-name="P11"><text:s text:c="12"/>"answer": "Николай 14"</text:p>
      <text:p text:style-name="P11"><text:s text:c="8"/>},</text:p>
      <text:p text:style-name="P11"><text:tab/><text:tab/>18,</text:p>
      <text:p text:style-name="P11"><text:s text:c="8"/>{</text:p>
      <text:p text:style-name="P11"><text:s text:c="12"/>"answer": "Новый ответ без id"</text:p>
      <text:p text:style-name="P11"><text:s text:c="8"/>}</text:p>
      <text:p text:style-name="P11"><text:s text:c="4"/>]</text:p>
      <text:p text:style-name="P11">}</text:p>
      <text:p text:style-name="P49"/>
      <text:p text:style-name="P49"><text:span text:style-name="T68">""" Реализация возможности передавать список ответов без словаря, т.е номера 'ID' ответа,</text:span><text:line-break/><text:soft-page-break/><text:span text:style-name="T68"> т.е так [4,5,...{},..].</text:span><text:line-break/><text:span text:style-name="T68"> Список может состоять из словаря из ответов, так и номера 'ID' ответа.</text:span><text:line-break/><text:span text:style-name="T68"> Если указан 'ID' ответа, то сущестующий ответ дополняется к вопросу,</text:span><text:line-break/><text:span text:style-name="T68"> <text:s/>иначе ответ можно редактировать прямо в вопросе. """</text:span><text:line-break/></text:p>
      <text:p text:style-name="P49"/>
      <text:p text:style-name="P49"/>
      <text:p text:style-name="P67"><text:span text:style-name="T3">Р</text:span><text:span text:style-name="T4">аздел «</text:span><text:span text:style-name="T6">Surveys</text:span><text:span text:style-name="T4">»:</text:span></text:p>
      <text:p text:style-name="P67"><text:span text:style-name="T4"/></text:p>
      <text:p text:style-name="P69"/>
      <text:p text:style-name="P67"><text:span text:style-name="T28">GET: <text:s/></text:span><text:a xlink:type="simple" xlink:href="http://localhost:8000/api/v1/questions/" text:style-name="Internet_20_link" text:visited-style-name="Visited_20_Internet_20_Link">http://localhost:8000/api/v1/</text:a><text:a xlink:type="simple" xlink:href="http://localhost:8000/api/v1/questions/" text:style-name="Internet_20_link" text:visited-style-name="Visited_20_Internet_20_Link"><text:span text:style-name="T70">s</text:span></text:a><text:span text:style-name="T70">urveys</text:span><text:a xlink:type="simple" xlink:href="http://localhost:8000/api/v1/questions/" text:style-name="Internet_20_link" text:visited-style-name="Visited_20_Internet_20_Link">/</text:a><text:span text:style-name="T28"> <text:s/>- </text:span><text:span text:style-name="T30">список </text:span><text:span text:style-name="T35">опросов</text:span></text:p>
      <text:p text:style-name="P70"/>
      <text:p text:style-name="P59"><text:span text:style-name="T9">[</text:span></text:p>
      <text:p text:style-name="P59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1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surveys/1/" text:style-name="Internet_20_link" text:visited-style-name="Visited_20_Internet_20_Link"><text:span text:style-name="T22">http://localhost:8000/api/v1/surveys/1/</text:span></text:a><text:span text:style-name="T19">"</text:span><text:span text:style-name="T23">,</text:span></text:p>
      <text:p text:style-name="P3"><text:span text:style-name="T7"><text:s text:c="8"/></text:span><text:span text:style-name="T12">"name"</text:span><text:span text:style-name="T10">:</text:span><text:span text:style-name="T8"> </text:span><text:span text:style-name="T12">"Общая информация"</text:span><text:span text:style-name="T10">,</text:span></text:p>
      <text:p text:style-name="P3"><text:span text:style-name="T7"><text:s text:c="8"/></text:span><text:span text:style-name="T12">"date_start"</text:span><text:span text:style-name="T10">:</text:span><text:span text:style-name="T8"> </text:span><text:span text:style-name="T12">"2021-03-21T20:53:02+03:00"</text:span><text:span text:style-name="T10">,</text:span></text:p>
      <text:p text:style-name="P3"><text:span text:style-name="T7"><text:s text:c="8"/></text:span><text:span text:style-name="T12">"date_end"</text:span><text:span text:style-name="T10">:</text:span><text:span text:style-name="T8"> </text:span><text:span text:style-name="T12">"2021-04-14T19:00:00+03:00"</text:span><text:span text:style-name="T10">,</text:span></text:p>
      <text:p text:style-name="P3"><text:span text:style-name="T7"><text:s text:c="8"/></text:span><text:span text:style-name="T12">"description"</text:span><text:span text:style-name="T10">:</text:span><text:span text:style-name="T8"> </text:span><text:span text:style-name="T12">"Общая информация об опрашиваемом"</text:span><text:span text:style-name="T10">,</text:span></text:p>
      <text:p text:style-name="P3"><text:span text:style-name="T7"><text:s text:c="8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12"/></text:span><text:span text:style-name="T15">1</text:span><text:span text:style-name="T10">,</text:span></text:p>
      <text:p text:style-name="P3"><text:span text:style-name="T7"><text:s text:c="12"/></text:span><text:span text:style-name="T15">2</text:span><text:span text:style-name="T10">,</text:span></text:p>
      <text:p text:style-name="P3"><text:span text:style-name="T7"><text:s text:c="8"/></text:span><text:span text:style-name="T10">]</text:span></text:p>
      <text:p text:style-name="P3"><text:span text:style-name="T7"><text:s text:c="4"/></text:span><text:span text:style-name="T10">},</text:span></text:p>
      <text:p text:style-name="P3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2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surveys/2/" text:style-name="Internet_20_link" text:visited-style-name="Visited_20_Internet_20_Link"><text:span text:style-name="T22">http://localhost:8000/api/v1/surveys/2/</text:span></text:a><text:span text:style-name="T19">"</text:span><text:span text:style-name="T23">,</text:span></text:p>
      <text:p text:style-name="P3"><text:span text:style-name="T7"><text:s text:c="8"/></text:span><text:span text:style-name="T12">"name"</text:span><text:span text:style-name="T10">:</text:span><text:span text:style-name="T8"> </text:span><text:span text:style-name="T12">"Погода"</text:span><text:span text:style-name="T10">,</text:span></text:p>
      <text:p text:style-name="P3"><text:span text:style-name="T7"><text:s text:c="8"/></text:span><text:span text:style-name="T12">"date_start"</text:span><text:span text:style-name="T10">:</text:span><text:span text:style-name="T8"> </text:span><text:span text:style-name="T12">"2021-03-21T20:54:06+03:00"</text:span><text:span text:style-name="T10">,</text:span></text:p>
      <text:p text:style-name="P3"><text:span text:style-name="T7"><text:s text:c="8"/></text:span><text:span text:style-name="T12">"date_end"</text:span><text:span text:style-name="T10">:</text:span><text:span text:style-name="T8"> </text:span><text:span text:style-name="T12">"2021-04-30T20:00:00+03:00"</text:span><text:span text:style-name="T10">,</text:span></text:p>
      <text:p text:style-name="P3"><text:span text:style-name="T7"><text:s text:c="8"/></text:span><text:span text:style-name="T12">"description"</text:span><text:span text:style-name="T10">:</text:span><text:span text:style-name="T8"> </text:span><text:span text:style-name="T12">"Мнение о погоде"</text:span><text:span text:style-name="T10">,</text:span></text:p>
      <text:p text:style-name="P3"><text:span text:style-name="T7"><text:s text:c="8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12"/></text:span><text:span text:style-name="T15">1</text:span><text:span text:style-name="T10">,</text:span></text:p>
      <text:p text:style-name="P3"><text:span text:style-name="T7"><text:s text:c="12"/></text:span><text:span text:style-name="T15">4</text:span><text:span text:style-name="T10">,</text:span></text:p>
      <text:p text:style-name="P3"><text:span text:style-name="T7"><text:s text:c="12"/></text:span><text:span text:style-name="T15">5</text:span></text:p>
      <text:p text:style-name="P3"><text:span text:style-name="T7"><text:s text:c="8"/></text:span><text:span text:style-name="T10">]</text:span></text:p>
      <text:p text:style-name="P3"><text:span text:style-name="T7"><text:s text:c="4"/></text:span><text:span text:style-name="T10">},</text:span></text:p>
      <text:p text:style-name="P3"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3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surveys/3/" text:style-name="Internet_20_link" text:visited-style-name="Visited_20_Internet_20_Link"><text:span text:style-name="T22">http://localhost:8000/api/v1/surveys/3/</text:span></text:a><text:span text:style-name="T19">"</text:span><text:span text:style-name="T23">,</text:span></text:p>
      <text:p text:style-name="P3"><text:span text:style-name="T7"><text:s text:c="8"/></text:span><text:span text:style-name="T12">"name"</text:span><text:span text:style-name="T10">:</text:span><text:span text:style-name="T8"> </text:span><text:span text:style-name="T12">"Политика"</text:span><text:span text:style-name="T10">,</text:span></text:p>
      <text:p text:style-name="P3"><text:span text:style-name="T7"><text:s text:c="8"/></text:span><text:span text:style-name="T12">"date_start"</text:span><text:span text:style-name="T10">:</text:span><text:span text:style-name="T8"> </text:span><text:span text:style-name="T12">"2021-03-21T20:00:00+03:00"</text:span><text:span text:style-name="T10">,</text:span></text:p>
      <text:p text:style-name="P3"><text:span text:style-name="T7"><text:s text:c="8"/></text:span><text:span text:style-name="T12">"date_end"</text:span><text:span text:style-name="T10">:</text:span><text:span text:style-name="T8"> </text:span><text:span text:style-name="T12">"2021-07-21T20:00:00+03:00"</text:span><text:span text:style-name="T10">,</text:span></text:p>
      <text:p text:style-name="P3"><text:span text:style-name="T7"><text:s text:c="8"/></text:span><text:span text:style-name="T12">"description"</text:span><text:span text:style-name="T10">:</text:span><text:span text:style-name="T8"> </text:span><text:span text:style-name="T12">"О политике и выборах"</text:span><text:span text:style-name="T10">,</text:span></text:p>
      <text:p text:style-name="P3"><text:span text:style-name="T7"><text:s text:c="8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12"/></text:span><text:span text:style-name="T15">6</text:span><text:span text:style-name="T10">,</text:span></text:p>
      <text:p text:style-name="P3"><text:span text:style-name="T7"><text:s text:c="12"/></text:span><text:span text:style-name="T15">7</text:span></text:p>
      <text:p text:style-name="P3"><text:span text:style-name="T7"><text:s text:c="8"/></text:span><text:span text:style-name="T10">]</text:span></text:p>
      <text:p text:style-name="P3"><text:span text:style-name="T7"><text:s text:c="4"/></text:span><text:span text:style-name="T10">},</text:span></text:p>
      <text:p text:style-name="P3"><text:soft-page-break/><text:span text:style-name="T7"><text:s text:c="4"/></text:span><text:span text:style-name="T10">{</text:span></text:p>
      <text:p text:style-name="P3"><text:span text:style-name="T7"><text:s text:c="8"/></text:span><text:span text:style-name="T12">"id"</text:span><text:span text:style-name="T10">:</text:span><text:span text:style-name="T8"> </text:span><text:span text:style-name="T15">4</text:span><text:span text:style-name="T10">,</text:span></text:p>
      <text:p text:style-name="P24"><text:span text:style-name="T18"><text:s text:c="8"/></text:span><text:span text:style-name="T19">"url"</text:span><text:span text:style-name="T23">:</text:span><text:span text:style-name="T17"> </text:span><text:span text:style-name="T19">"</text:span><text:a xlink:type="simple" xlink:href="http://localhost:8000/api/v1/surveys/4/" text:style-name="Internet_20_link" text:visited-style-name="Visited_20_Internet_20_Link"><text:span text:style-name="T22">http://localhost:8000/api/v1/surveys/4/</text:span></text:a><text:span text:style-name="T19">"</text:span><text:span text:style-name="T23">,</text:span></text:p>
      <text:p text:style-name="P3"><text:span text:style-name="T7"><text:s text:c="8"/></text:span><text:span text:style-name="T12">"name"</text:span><text:span text:style-name="T10">:</text:span><text:span text:style-name="T8"> </text:span><text:span text:style-name="T12">"PUT Новый опрос 4"</text:span><text:span text:style-name="T10">,</text:span></text:p>
      <text:p text:style-name="P3"><text:span text:style-name="T7"><text:s text:c="8"/></text:span><text:span text:style-name="T12">"date_start"</text:span><text:span text:style-name="T10">:</text:span><text:span text:style-name="T8"> </text:span><text:span text:style-name="T12">"2021-04-23T23:05:00+03:00"</text:span><text:span text:style-name="T10">,</text:span></text:p>
      <text:p text:style-name="P3"><text:span text:style-name="T7"><text:s text:c="8"/></text:span><text:span text:style-name="T12">"date_end"</text:span><text:span text:style-name="T10">:</text:span><text:span text:style-name="T8"> </text:span><text:span text:style-name="T12">"2022-01-23T23:05:00+03:00"</text:span><text:span text:style-name="T10">,</text:span></text:p>
      <text:p text:style-name="P3"><text:span text:style-name="T7"><text:s text:c="8"/></text:span><text:span text:style-name="T12">"description"</text:span><text:span text:style-name="T10">:</text:span><text:span text:style-name="T8"> </text:span><text:span text:style-name="T12">"Новый 4 HTML форма"</text:span><text:span text:style-name="T10">,</text:span></text:p>
      <text:p text:style-name="P3"><text:span text:style-name="T7"><text:s text:c="8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12"/></text:span><text:span text:style-name="T15">13</text:span><text:span text:style-name="T10">,</text:span></text:p>
      <text:p text:style-name="P3"><text:span text:style-name="T7"><text:s text:c="12"/></text:span><text:span text:style-name="T15">14</text:span></text:p>
      <text:p text:style-name="P3"><text:span text:style-name="T7"><text:s text:c="8"/></text:span><text:span text:style-name="T10">]</text:span></text:p>
      <text:p text:style-name="P3"><text:span text:style-name="T7"><text:s text:c="4"/></text:span><text:span text:style-name="T10">}</text:span></text:p>
      <text:p text:style-name="P10">]</text:p>
      <text:p text:style-name="P66"/>
      <text:p text:style-name="P67"><text:span text:style-name="T28">GET: <text:s/></text:span><text:a xlink:type="simple" xlink:href="http://localhost:8000/api/v1/questions/" text:style-name="Internet_20_link" text:visited-style-name="Visited_20_Internet_20_Link"><text:span text:style-name="T43">http://localhost:8000/api/v1/</text:span></text:a><text:a xlink:type="simple" xlink:href="http://localhost:8000/api/v1/questions/" text:style-name="Internet_20_link" text:visited-style-name="Visited_20_Internet_20_Link"><text:span text:style-name="T71">s</text:span></text:a><text:span text:style-name="T71">urveys/4/</text:span><text:span text:style-name="T28"> <text:s/>- </text:span><text:span text:style-name="T29">- </text:span><text:span text:style-name="T30">один </text:span><text:span text:style-name="T35">опросник</text:span></text:p>
      <text:p text:style-name="P71"><text:span text:style-name="T35">В</text:span><text:span text:style-name="T27">ыходит список словарей вопросов с «ID» и текстом вопроса</text:span></text:p>
      <text:p text:style-name="P58"><text:span text:style-name="T25"/></text:p>
      <text:p text:style-name="P59"><text:span text:style-name="T9">{</text:span></text:p>
      <text:p text:style-name="P59"><text:span text:style-name="T7"><text:s text:c="4"/></text:span><text:span text:style-name="T12">"id"</text:span><text:span text:style-name="T10">:</text:span><text:span text:style-name="T8"> </text:span><text:span text:style-name="T15">4</text:span><text:span text:style-name="T10">,</text:span></text:p>
      <text:p text:style-name="P3"><text:span text:style-name="T7"><text:s text:c="4"/></text:span><text:span text:style-name="T12">"name"</text:span><text:span text:style-name="T10">:</text:span><text:span text:style-name="T8"> </text:span><text:span text:style-name="T12">"4 PUT изменет опрос 4"</text:span><text:span text:style-name="T10">,</text:span></text:p>
      <text:p text:style-name="P3"><text:span text:style-name="T7"><text:s text:c="4"/></text:span><text:span text:style-name="T12">"date_start"</text:span><text:span text:style-name="T10">:</text:span><text:span text:style-name="T8"> </text:span><text:span text:style-name="T12">"2021-04-23T23:05:00+03:00"</text:span><text:span text:style-name="T10">,</text:span></text:p>
      <text:p text:style-name="P3"><text:span text:style-name="T7"><text:s text:c="4"/></text:span><text:span text:style-name="T12">"date_end"</text:span><text:span text:style-name="T10">:</text:span><text:span text:style-name="T8"> </text:span><text:span text:style-name="T12">"2022-01-23T23:05:00+03:00"</text:span><text:span text:style-name="T10">,</text:span></text:p>
      <text:p text:style-name="P3"><text:span text:style-name="T7"><text:s text:c="4"/></text:span><text:span text:style-name="T12">"description"</text:span><text:span text:style-name="T10">:</text:span><text:span text:style-name="T8"> </text:span><text:span text:style-name="T12">"Новый 4 HTML форма"</text:span><text:span text:style-name="T10">,</text:span></text:p>
      <text:p text:style-name="P3"><text:span text:style-name="T7"><text:s text:c="4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8</text:span><text:span text:style-name="T10">,</text:span></text:p>
      <text:p text:style-name="P3"><text:span text:style-name="T7"><text:s text:c="12"/></text:span><text:span text:style-name="T12">"question_text"</text:span><text:span text:style-name="T10">:</text:span><text:span text:style-name="T8"> </text:span><text:span text:style-name="T12">"Почему катаклизмы в погоде?"</text:span></text:p>
      <text:p text:style-name="P3"><text:span text:style-name="T7"><text:s text:c="8"/></text:span><text:span text:style-name="T10">},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9</text:span><text:span text:style-name="T10">,</text:span></text:p>
      <text:p text:style-name="P3"><text:span text:style-name="T7"><text:s text:c="12"/></text:span><text:span text:style-name="T12">"question_text"</text:span><text:span text:style-name="T10">:</text:span><text:span text:style-name="T8"> </text:span><text:span text:style-name="T12">"Новый вопрос для теста , редакт методом PATCH через список"</text:span></text:p>
      <text:p text:style-name="P3"><text:span text:style-name="T7"><text:s text:c="8"/></text:span><text:span text:style-name="T10">},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11</text:span><text:span text:style-name="T10">,</text:span></text:p>
      <text:p text:style-name="P3"><text:span text:style-name="T7"><text:s text:c="12"/></text:span><text:span text:style-name="T12">"question_text"</text:span><text:span text:style-name="T10">:</text:span><text:span text:style-name="T8"> </text:span><text:span text:style-name="T12">"3 __Новый вопрос для теста , редакт методом PATCH через список"</text:span></text:p>
      <text:p text:style-name="P3"><text:span text:style-name="T7"><text:s text:c="8"/></text:span><text:span text:style-name="T10">},</text:span></text:p>
      <text:p text:style-name="P3"><text:span text:style-name="T7"><text:s text:c="8"/></text:span><text:span text:style-name="T10">{</text:span></text:p>
      <text:p text:style-name="P3"><text:span text:style-name="T7"><text:s text:c="12"/></text:span><text:span text:style-name="T12">"id"</text:span><text:span text:style-name="T10">:</text:span><text:span text:style-name="T8"> </text:span><text:span text:style-name="T15">12</text:span><text:span text:style-name="T10">,</text:span></text:p>
      <text:p text:style-name="P3"><text:span text:style-name="T7"><text:s text:c="12"/></text:span><text:span text:style-name="T12">"question_text"</text:span><text:span text:style-name="T10">:</text:span><text:span text:style-name="T8"> </text:span><text:span text:style-name="T12">"3 __Новый вопрос для теста , редакт методом PATCH через список"</text:span></text:p>
      <text:p text:style-name="P3"><text:span text:style-name="T7"><text:s text:c="8"/></text:span><text:span text:style-name="T10">}</text:span></text:p>
      <text:p text:style-name="P3"><text:span text:style-name="T7"><text:s text:c="4"/></text:span><text:span text:style-name="T10">]</text:span></text:p>
      <text:p text:style-name="P10">}</text:p>
      <text:p text:style-name="P66"/>
      <text:p text:style-name="P67"><text:span text:style-name="T28">PUT, PATCH: <text:s/></text:span><text:a xlink:type="simple" xlink:href="http://localhost:8000/api/v1/questions/23/" text:style-name="Internet_20_link" text:visited-style-name="Visited_20_Internet_20_Link"><text:span text:style-name="T43">http://localhost:8000/api/v1/</text:span></text:a><text:a xlink:type="simple" xlink:href="http://localhost:8000/api/v1/questions/" text:style-name="Internet_20_link" text:visited-style-name="Visited_20_Internet_20_Link"><text:span text:style-name="T71">s</text:span></text:a><text:a xlink:type="simple" xlink:href="http://localhost:8000/api/v1/questions/23/" text:style-name="Internet_20_link" text:visited-style-name="Visited_20_Internet_20_Link"><text:span text:style-name="T71">urveys/4/</text:span></text:a><text:span text:style-name="T28"> - </text:span><text:span text:style-name="T30">редактирование </text:span><text:span text:style-name="T35">опросника</text:span></text:p>
      <text:p text:style-name="P71"><text:span text:style-name="T35">В «</text:span><text:span text:style-name="T21">questions</text:span><text:span text:style-name="T35">» </text:span><text:span text:style-name="T27">перечисляються «ID» вопросов.</text:span></text:p>
      <text:p text:style-name="P70"/>
      <text:p text:style-name="P62">{</text:p>
      <text:p text:style-name="P3"><text:span text:style-name="T7"><text:s text:c="4"/></text:span><text:span text:style-name="T12">"name"</text:span><text:span text:style-name="T10">:</text:span><text:span text:style-name="T8"> </text:span><text:span text:style-name="T12">"4 PUT изменет опрос 4"</text:span><text:span text:style-name="T10">,</text:span></text:p>
      <text:p text:style-name="P3"><text:soft-page-break/><text:span text:style-name="T7"><text:s text:c="4"/></text:span><text:span text:style-name="T12">"date_start"</text:span><text:span text:style-name="T10">:</text:span><text:span text:style-name="T8"> </text:span><text:span text:style-name="T12">"2021-04-23T23:05:00+03:00"</text:span><text:span text:style-name="T10">,</text:span></text:p>
      <text:p text:style-name="P3"><text:span text:style-name="T7"><text:s text:c="4"/></text:span><text:span text:style-name="T12">"date_end"</text:span><text:span text:style-name="T10">:</text:span><text:span text:style-name="T8"> </text:span><text:span text:style-name="T12">"2022-01-23T23:05:00+03:00"</text:span><text:span text:style-name="T10">,</text:span></text:p>
      <text:p text:style-name="P3"><text:span text:style-name="T7"><text:s text:c="4"/></text:span><text:span text:style-name="T12">"description"</text:span><text:span text:style-name="T10">:</text:span><text:span text:style-name="T8"> </text:span><text:span text:style-name="T12">"Новый 4 HTML форма"</text:span><text:span text:style-name="T10">,</text:span></text:p>
      <text:p text:style-name="P3"><text:span text:style-name="T7"><text:s text:c="4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5">11</text:span><text:span text:style-name="T10">,</text:span></text:p>
      <text:p text:style-name="P3"><text:span text:style-name="T7"><text:s text:c="8"/></text:span><text:span text:style-name="T15">12</text:span></text:p>
      <text:p text:style-name="P3"><text:span text:style-name="T7"><text:s text:c="4"/></text:span><text:span text:style-name="T10">]</text:span></text:p>
      <text:p text:style-name="P10">}</text:p>
      <text:p text:style-name="P68"><text:span text:style-name="T32">POST: <text:s/></text:span><text:a xlink:type="simple" xlink:href="http://localhost:8000/api/v1/questions/" text:style-name="Internet_20_link" text:visited-style-name="Visited_20_Internet_20_Link"><text:span text:style-name="T43">http://localhost:8000/api/v1/</text:span></text:a><text:a xlink:type="simple" xlink:href="http://localhost:8000/api/v1/questions/" text:style-name="Internet_20_link" text:visited-style-name="Visited_20_Internet_20_Link"><text:span text:style-name="T71">s</text:span></text:a><text:a xlink:type="simple" xlink:href="http://localhost:8000/api/v1/questions/23/" text:style-name="Internet_20_link" text:visited-style-name="Visited_20_Internet_20_Link"><text:span text:style-name="T71">urveys/</text:span></text:a><text:span text:style-name="T32"> <text:s/>- добавление </text:span><text:span text:style-name="T36">опросника</text:span><text:span text:style-name="T32"> </text:span><text:span text:style-name="T31">(новый «id»)</text:span></text:p>
      <text:p text:style-name="P71"><text:span text:style-name="T35">В «</text:span><text:span text:style-name="T21">questions</text:span><text:span text:style-name="T35">» </text:span><text:span text:style-name="T31">перечисляються «ID» вопросов.</text:span></text:p>
      <text:p text:style-name="P70"/>
      <text:p text:style-name="P64"><text:span text:style-name="T24">{</text:span></text:p>
      <text:p text:style-name="P64"><text:span text:style-name="T18"><text:s text:c="4"/></text:span><text:span text:style-name="T19">"name"</text:span><text:span text:style-name="T23">:</text:span><text:span text:style-name="T17"> </text:span><text:span text:style-name="T19">"Новый опрос"</text:span><text:span text:style-name="T23">,</text:span></text:p>
      <text:p text:style-name="P3"><text:span text:style-name="T7"><text:s text:c="4"/></text:span><text:span text:style-name="T12">"date_start"</text:span><text:span text:style-name="T10">:</text:span><text:span text:style-name="T8"> </text:span><text:span text:style-name="T12">"2021-04-23T23:05:00+03:00"</text:span><text:span text:style-name="T10">,</text:span></text:p>
      <text:p text:style-name="P3"><text:span text:style-name="T7"><text:s text:c="4"/></text:span><text:span text:style-name="T12">"date_end"</text:span><text:span text:style-name="T10">:</text:span><text:span text:style-name="T8"> </text:span><text:span text:style-name="T12">"2022-01-23T23:05:00+03:00"</text:span><text:span text:style-name="T10">,</text:span></text:p>
      <text:p text:style-name="P3"><text:span text:style-name="T7"><text:s text:c="4"/></text:span><text:span text:style-name="T12">"description"</text:span><text:span text:style-name="T10">:</text:span><text:span text:style-name="T8"> </text:span><text:span text:style-name="T12">"Новый"</text:span><text:span text:style-name="T10">,</text:span></text:p>
      <text:p text:style-name="P3"><text:span text:style-name="T7"><text:s text:c="4"/></text:span><text:span text:style-name="T12">"questions"</text:span><text:span text:style-name="T10">:</text:span><text:span text:style-name="T8"> </text:span><text:span text:style-name="T10">[</text:span></text:p>
      <text:p text:style-name="P3"><text:span text:style-name="T7"><text:s text:c="8"/></text:span><text:span text:style-name="T15">1</text:span><text:span text:style-name="T10">,</text:span></text:p>
      <text:p text:style-name="P3"><text:span text:style-name="T7"><text:s text:c="8"/></text:span><text:span text:style-name="T15">12</text:span><text:span text:style-name="T10">,</text:span></text:p>
      <text:p text:style-name="P3"><text:span text:style-name="T7"><text:s text:c="8"/></text:span><text:span text:style-name="T15">13</text:span></text:p>
      <text:p text:style-name="P3"><text:span text:style-name="T7"><text:s text:c="4"/></text:span><text:span text:style-name="T10">]</text:span></text:p>
      <text:p text:style-name="P10">}</text:p>
      <text:p text:style-name="P66"/>
      <text:p text:style-name="P66"/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2:39:32.851825200</meta:creation-date>
    <dc:date>2021-04-24T04:07:13.521998075</dc:date>
    <meta:editing-duration>PT47M5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7" meta:paragraph-count="261" meta:word-count="802" meta:character-count="7796" meta:non-whitespace-character-count="5716"/>
  </office:meta>
</office:document-meta>
</file>